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end="Arrowheads_20_21" draw:marker-end-width="0.25cm" draw:fill="solid" draw:fill-color="#ffcc99" draw:textarea-horizontal-align="center" draw:textarea-vertical-align="middle"/>
    </style:style>
    <style:style style:name="gr2" style:family="graphic" style:parent-style-name="standard">
      <style:graphic-properties svg:stroke-width="0cm" draw:marker-end="Arrowheads_20_22" draw:marker-end-width="0.25cm" draw:fill="solid" draw:fill-color="#ffcc99" draw:textarea-horizontal-align="center" draw:textarea-vertical-align="middle"/>
    </style:style>
    <style:style style:name="gr3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6b6b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6b6b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6b6b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6b6b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6b6b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6b6b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6b6b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6b6b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11" style:family="graphic" style:parent-style-name="standard">
      <style:graphic-properties svg:stroke-width="0cm" draw:marker-start-width="0.406cm" draw:marker-end-width="0.25cm" draw:fill="solid" draw:fill-color="#ffcc99" draw:textarea-horizontal-align="center" draw:textarea-vertical-align="middle"/>
    </style:style>
    <style:style style:name="gr12" style:family="graphic" style:parent-style-name="standard">
      <style:graphic-properties svg:stroke-width="0cm" draw:marker-end="Arrowheads_20_23" draw:marker-end-width="0.25cm" draw:fill="solid" draw:fill-color="#ffcc99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017cm" fo:min-width="4.146cm"/>
    </style:style>
    <style:style style:name="gr14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0000" draw:fill-gradient-name="Gradient_20_1" draw:fill-hatch-name="Hatch_20_1" draw:fill-image-name="Bitmape_20_1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5" style:family="graphic" style:parent-style-name="standard">
      <style:graphic-properties svg:stroke-width="0cm" svg:stroke-color="#ff0000" draw:marker-end-width="0.25cm" draw:fill="solid" draw:fill-color="#ffcc99" draw:textarea-horizontal-align="center" draw:textarea-vertical-align="middle" draw:shadow="hidden"/>
    </style:style>
    <style:style style:name="gr16" style:family="graphic" style:parent-style-name="standard" style:list-style-name="L2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0000" draw:fill-gradient-name="Gradient_20_1" draw:fill-hatch-name="Hatch_20_1" draw:fill-image-name="Bitmape_20_1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Times New Roman'" style:font-pitch="variable"/>
    </style:style>
    <style:style style:name="T1" style:family="text">
      <style:text-properties fo:font-family="'Times New Roman'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86cm" svg:y1="4.305cm" svg:x2="1.23cm" svg:y2="11.713cm">
          <text:p text:style-name="P3"/>
        </draw:line>
        <draw:line draw:style-name="gr2" draw:text-style-name="P1" draw:layer="layout" svg:x1="6.759cm" svg:y1="4.305cm" svg:x2="16.84cm" svg:y2="4.305cm">
          <text:p text:style-name="P3"/>
        </draw:line>
        <draw:polygon draw:style-name="gr3" draw:text-style-name="P2" draw:layer="layout" svg:width="2.011cm" svg:height="1.587cm" svg:x="10.331cm" svg:y="4.676cm" svg:viewBox="0 0 2012 1588" draw:points="0,1587 2011,0 1985,1587">
          <text:p text:style-name="P3"/>
        </draw:polygon>
        <draw:polygon draw:style-name="gr4" draw:text-style-name="P2" draw:layer="layout" svg:width="2.011cm" svg:height="1.587cm" svg:x="6.205cm" svg:y="6.847cm" svg:viewBox="0 0 2012 1588" draw:points="0,1587 2011,0 1985,1587">
          <text:p text:style-name="P3"/>
        </draw:polygon>
        <draw:polygon draw:style-name="gr5" draw:text-style-name="P2" draw:layer="layout" svg:width="2.011cm" svg:height="1.587cm" svg:x="8.744cm" svg:y="6.952cm" svg:viewBox="0 0 2012 1588" draw:points="0,1587 2011,0 1985,1587">
          <text:p text:style-name="P3"/>
        </draw:polygon>
        <draw:polygon draw:style-name="gr6" draw:text-style-name="P2" draw:layer="layout" svg:width="2.011cm" svg:height="1.587cm" svg:x="11.656cm" svg:y="6.952cm" svg:viewBox="0 0 2012 1588" draw:points="0,1587 2011,0 1985,1587">
          <text:p text:style-name="P3"/>
        </draw:polygon>
        <draw:polygon draw:style-name="gr7" draw:text-style-name="P2" draw:layer="layout" svg:width="2.011cm" svg:height="1.587cm" svg:x="3.533cm" svg:y="8.964cm" svg:viewBox="0 0 2012 1588" draw:points="0,1587 2011,0 1985,1587">
          <text:p text:style-name="P3"/>
        </draw:polygon>
        <draw:polygon draw:style-name="gr8" draw:text-style-name="P2" draw:layer="layout" svg:width="2.011cm" svg:height="1.587cm" svg:x="6.523cm" svg:y="9.386cm" svg:viewBox="0 0 2012 1588" draw:points="0,1587 2011,0 1985,1587">
          <text:p text:style-name="P3"/>
        </draw:polygon>
        <draw:polygon draw:style-name="gr9" draw:text-style-name="P2" draw:layer="layout" svg:width="2.011cm" svg:height="1.587cm" svg:x="9.274cm" svg:y="9.28cm" svg:viewBox="0 0 2012 1588" draw:points="0,1587 2011,0 1985,1587">
          <text:p text:style-name="P3"/>
        </draw:polygon>
        <draw:polygon draw:style-name="gr10" draw:text-style-name="P2" draw:layer="layout" svg:width="2.011cm" svg:height="1.587cm" svg:x="12.052cm" svg:y="9.307cm" svg:viewBox="0 0 2012 1588" draw:points="0,1587 2011,0 1985,1587">
          <text:p text:style-name="P3"/>
        </draw:polygon>
        <draw:line draw:style-name="gr11" draw:text-style-name="P1" draw:layer="layout" svg:x1="6.283cm" svg:y1="8.405cm" svg:x2="5.569cm" svg:y2="8.907cm">
          <text:p text:style-name="P3"/>
        </draw:line>
        <draw:line draw:style-name="gr11" draw:text-style-name="P1" draw:layer="layout" svg:x1="11.363cm" svg:y1="6.289cm" svg:x2="10.702cm" svg:y2="6.951cm">
          <text:p text:style-name="P3"/>
        </draw:line>
        <draw:line draw:style-name="gr11" draw:text-style-name="P1" draw:layer="layout" svg:x1="10.358cm" svg:y1="6.21cm" svg:x2="8.188cm" svg:y2="6.897cm">
          <text:p text:style-name="P3"/>
        </draw:line>
        <draw:line draw:style-name="gr11" draw:text-style-name="P1" draw:layer="layout" svg:x1="12.21cm" svg:y1="6.236cm" svg:x2="13.533cm" svg:y2="6.924cm">
          <text:p text:style-name="P3"/>
        </draw:line>
        <draw:line draw:style-name="gr11" draw:text-style-name="P1" draw:layer="layout" svg:x1="8.135cm" svg:y1="8.379cm" svg:x2="8.479cm" svg:y2="9.385cm">
          <text:p text:style-name="P3"/>
        </draw:line>
        <draw:line draw:style-name="gr11" draw:text-style-name="P1" draw:layer="layout" svg:x1="11.734cm" svg:y1="8.51cm" svg:x2="11.204cm" svg:y2="9.305cm">
          <text:p text:style-name="P3"/>
        </draw:line>
        <draw:line draw:style-name="gr11" draw:text-style-name="P1" draw:layer="layout" svg:x1="13.665cm" svg:y1="8.511cm" svg:x2="13.982cm" svg:y2="9.279cm">
          <text:p text:style-name="P3"/>
        </draw:line>
        <draw:line draw:style-name="gr11" draw:text-style-name="P1" draw:layer="layout" svg:x1="9.115cm" svg:y1="8.537cm" svg:x2="8.585cm" svg:y2="9.332cm">
          <text:p text:style-name="P3"/>
        </draw:line>
        <draw:g>
          <draw:line draw:style-name="gr12" draw:text-style-name="P1" draw:layer="layout" svg:x1="6.733cm" svg:y1="4.278cm" svg:x2="6.733cm" svg:y2="0.601cm">
            <text:p text:style-name="P3"/>
          </draw:line>
          <draw:frame draw:style-name="gr13" draw:text-style-name="P4" draw:layer="layout" svg:width="4.646cm" svg:height="1.267cm" svg:x="7.209cm" svg:y="0.838cm">
            <draw:text-box>
              <text:p text:style-name="P3"><text:span text:style-name="T1">Annotations</text:span></text:p>
            </draw:text-box>
          </draw:frame>
        </draw:g>
        <draw:g>
          <draw:polygon draw:style-name="gr14" draw:text-style-name="P2" draw:layer="layout" svg:width="2.011cm" svg:height="1.587cm" svg:x="3.399cm" svg:y="3.512cm" svg:viewBox="0 0 2012 1588" draw:points="0,1587 2011,0 1985,1587">
            <text:p text:style-name="P3"/>
          </draw:polygon>
          <draw:line draw:style-name="gr15" draw:text-style-name="P1" draw:layer="layout" svg:x1="8.188cm" svg:y1="6.898cm" svg:x2="5.383cm" svg:y2="3.485cm">
            <text:p text:style-name="P3"/>
          </draw:line>
        </draw:g>
        <draw:g>
          <draw:polygon draw:style-name="gr16" draw:text-style-name="P2" draw:layer="layout" svg:width="1.849cm" svg:height="2.271cm" svg:x="15.716cm" svg:y="8.708cm" svg:viewBox="0 0 1850 2272" draw:points="0,2271 1849,0 1822,2271">
            <text:p text:style-name="P3"/>
          </draw:polygon>
          <draw:line draw:style-name="gr15" draw:text-style-name="P1" draw:layer="layout" svg:x1="14.141cm" svg:y1="9.378cm" svg:x2="17.603cm" svg:y2="8.82cm">
            <text:p text:style-name="P3"/>
          </draw:line>
        </draw:g>
        <draw:frame draw:style-name="gr17" draw:layer="layout" svg:width="3.364cm" svg:height="0.954cm" svg:x="15.667cm" svg:y="7.518cm">
          <draw:text-box>
            <text:p text:style-name="P3">Annotation</text:p>
          </draw:text-box>
        </draw:frame>
        <draw:frame draw:style-name="gr17" draw:layer="layout" svg:width="3.364cm" svg:height="0.954cm" svg:x="1.34cm" svg:y="5.248cm">
          <draw:text-box>
            <text:p text:style-name="P3">Annot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marker draw:name="Arrowheads_20_21" draw:display-name="Arrowheads 21" svg:viewBox="0 0 250 250" svg:d="m125 0 125 250h-250z"/>
    <draw:marker draw:name="Arrowheads_20_22" draw:display-name="Arrowheads 22" svg:viewBox="0 0 250 250" svg:d="m125 0 125 250h-250z"/>
    <draw:marker draw:name="Arrowheads_20_23" draw:display-name="Arrowheads 23" svg:viewBox="0 0 250 250" svg:d="m125 0 125 250h-25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1-04T10:10:58</meta:creation-date>
    <dc:date>2007-11-04T10:21:06</dc:date>
    <dc:language>en-US</dc:language>
    <meta:editing-cycles>3</meta:editing-cycles>
    <meta:editing-duration>PT4M30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